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 style:data-style-name="N2" text:time-value="06:54:07.6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3T06:55:01.071000000</dc:date>
    <meta:editing-duration>P5DT19H29M34S</meta:editing-duration>
    <meta:editing-cycles>2278</meta:editing-cycles>
    <meta:document-statistic meta:table-count="5" meta:cell-count="12613" meta:object-count="0"/>
  </office:meta>
</office:document-meta>
</file>